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1" table:default-cell-style-name="ce3"/>
        <table:table-column table:style-name="co3" table:default-cell-style-name="ce3"/>
        <table:table-column table:style-name="co2" table:number-columns-repeated="13" table:default-cell-style-name="ce3"/>
        <table:table-row table:style-name="ro1" table:number-rows-repeated="3">
          <table:table-cell table:style-name="Default" table:number-columns-repeated="36"/>
        </table:table-row>
        <table:table-row table:style-name="ro1">
          <table:table-cell/>
          <table:table-cell table:style-name="ce2" office:value-type="string" calcext:value-type="string">
            <text:p>IJF</text:p>
          </table:table-cell>
          <table:table-cell table:style-name="ce2" office:value-type="string" calcext:value-type="string">
            <text:p>@IMPORT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END_OF_FILE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F64</text:p>
          </table:table-cell>
          <table:table-cell table:style-name="ce2" office:value-type="string" calcext:value-type="string">
            <text:p>I32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&lt;exp&gt;</text:p>
          </table:table-cell>
        </table:table-row>
        <table:table-row table:style-name="ro1">
          <table:table-cell office:value-type="string" calcext:value-type="string">
            <text:p>&lt;ifj&gt;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&lt;at_import&g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&lt;eq&gt;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&lt;comma&gt;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&lt;colon&gt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op_bracket&gt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&lt;cl_bracket&gt;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op_cr_bracket&gt;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&lt;cl_cr_bracket&gt;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lt;op_sq_bracket&gt;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cl_sq_bracket&gt;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&lt;string_prolog&gt;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semicolon&gt;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pub&gt;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&lt;fn&gt;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dot&gt;</text:p>
          </table:table-cell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return&gt;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if&gt;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else&gt;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ertical_bar&gt;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while&gt;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oef&gt;</text:p>
          </table:table-cell>
          <table:table-cell table:number-columns-repeated="21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22"/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r&gt;</text:p>
          </table:table-cell>
          <table:table-cell table:number-columns-repeated="23"/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void&gt;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type_keyword&gt;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6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string&gt;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int&gt;</text:p>
          </table:table-cell>
          <table:table-cell table:number-columns-repeated="28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float&gt;</text:p>
          </table:table-cell>
          <table:table-cell table:number-columns-repeated="29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null&gt;</text:p>
          </table:table-cell>
          <table:table-cell table:number-columns-repeated="30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id&gt;</text:p>
          </table:table-cell>
          <table:table-cell table:number-columns-repeated="31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id_ifj&gt;</text:p>
          </table:table-cell>
          <table:table-cell table:number-columns-repeated="31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underline&gt;</text:p>
          </table:table-cell>
          <table:table-cell table:number-columns-repeated="3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nullable&gt;</text:p>
          </table:table-cell>
          <table:table-cell table:number-columns-repeated="31"/>
          <table:table-cell office:value-type="float" office:value="39" calcext:value-type="float">
            <text:p>39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&lt;var_exp&gt;</text:p>
          </table:table-cell>
          <table:table-cell office:value-type="float" office:value="38" calcext:value-type="float">
            <text:p>38</text:p>
          </table:table-cell>
          <table:table-cell table:number-columns-repeated="3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&lt;null_exp&gt;</text:p>
          </table:table-cell>
          <table:table-cell table:number-columns-repeated="31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&lt;return_exp&gt;</text:p>
          </table:table-cell>
          <table:table-cell table:number-columns-repeated="3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6"/>
          <table:table-cell table:number-columns-repeated="2"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&lt;var_const&gt;</text:p>
          </table:table-cell>
          <table:table-cell table:number-columns-repeated="22"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type_fndef&gt;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&lt;type_vardef&gt;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id_assign&gt;</text:p>
          </table:table-cell>
          <table:table-cell table:number-columns-repeated="31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call_params&gt;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6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if_while_body&gt;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&lt;var_def&gt;</text:p>
          </table:table-cell>
          <table:table-cell table:number-columns-repeated="22"/>
          <table:table-cell table:number-columns-repeated="2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1"/>
          <table:table-cell table:number-columns-repeated="2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fn_call&gt;</text:p>
          </table:table-cell>
          <table:table-cell table:number-columns-repeated="31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ifj_call&gt;</text:p>
          </table:table-cell>
          <table:table-cell office:value-type="float" office:value="65" calcext:value-type="float">
            <text:p>6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&lt;if_else&gt;</text:p>
          </table:table-cell>
          <table:table-cell table:number-columns-repeated="17"/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cycle&gt;</text:p>
          </table:table-cell>
          <table:table-cell table:number-columns-repeated="20"/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fn_return&gt;</text:p>
          </table:table-cell>
          <table:table-cell table:number-columns-repeated="16"/>
          <table:table-cell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fn_body&gt;</text:p>
          </table:table-cell>
          <table:table-cell office:value-type="float" office:value="72" calcext:value-type="float">
            <text:p>72</text:p>
          </table:table-cell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71 / 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1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fn_def&gt;</text:p>
          </table:table-cell>
          <table:table-cell table:number-columns-repeated="13"/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&lt;functions&gt;</text:p>
          </table:table-cell>
          <table:table-cell table:number-columns-repeated="13"/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import_def&gt;</text:p>
          </table:table-cell>
          <table:table-cell table:number-columns-repeated="22"/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start&gt;</text:p>
          </table:table-cell>
          <table:table-cell table:number-columns-repeated="22"/>
          <table:table-cell office:value-type="float" office:value="83" calcext:value-type="float">
            <text:p>8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3:12:03.372068969</meta:creation-date>
    <dc:date>2024-11-29T15:54:58.384588563</dc:date>
    <meta:editing-duration>PT1H29M30S</meta:editing-duration>
    <meta:editing-cycles>3</meta:editing-cycles>
    <meta:generator>LibreOffice/24.2.7.2$Linux_X86_64 LibreOffice_project/420$Build-2</meta:generator>
    <meta:document-statistic meta:table-count="1" meta:cell-count="176" meta:object-count="0"/>
  </office:meta>
</office:document-meta>
</file>